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100000135E7054F551A8D3023.jpg" manifest:media-type="image/jpeg"/>
  <manifest:file-entry manifest:full-path="Pictures/10000000000002C40000014D7160AE469E7228C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97b20" officeooo:paragraph-rsid="00097b2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.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691cm, 0.49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1" svg:x="13.407cm" svg:y="25.321cm" svg:width="6.006cm" svg:height="2.836cm" draw:z-index="1">
        <draw:image xlink:href="Pictures/10000000000002C40000014D7160AE469E7228C9.jpg" xlink:type="simple" xlink:show="embed" xlink:actuate="onLoad" loext:mime-type="image/jpeg"/>
      </draw:frame>
      <draw:frame draw:style-name="fr2" draw:name="Image5" text:anchor-type="page" text:anchor-page-number="1" svg:x="1.647cm" svg:y="25.421cm" svg:width="8.417cm" svg:height="2.618cm" draw:z-index="0">
        <draw:image xlink:href="Pictures/10000000000003E100000135E7054F551A8D3023.jpg" xlink:type="simple" xlink:show="embed" xlink:actuate="onLoad" loext:mime-type="image/jpe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SAE 2.0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8:40:37.352892506</meta:creation-date>
    <dc:date>2022-03-11T08:43:15.403630512</dc:date>
    <meta:editing-duration>PT2M3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3" meta:word-count="11" meta:character-count="105" meta:non-whitespace-character-count="58"/>
  </office:meta>
</office:document-meta>
</file>